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823db"/>
    </style:style>
    <style:style style:name="P2" style:family="paragraph" style:parent-style-name="Standard">
      <style:text-properties officeooo:rsid="0007fa90" officeooo:paragraph-rsid="0007fa90"/>
    </style:style>
    <style:style style:name="T1" style:family="text">
      <style:text-properties officeooo:rsid="000823db"/>
    </style:style>
    <style:style style:name="T2" style:family="text">
      <style:text-properties officeooo:rsid="001dad6a"/>
    </style:style>
    <style:style style:name="T3" style:family="text">
      <style:text-properties officeooo:rsid="00850677"/>
    </style:style>
    <style:style style:name="T4" style:family="text">
      <style:text-properties officeooo:rsid="000a06f4"/>
    </style:style>
    <style:style style:name="T5" style:family="text">
      <style:text-properties officeooo:rsid="000a1e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rief de réunion bilan</text:h>
      <text:p text:style-name="P2">Dernière réunion du projet. Le site est en ligne depuis un mois et il faut faire le point sur les derniers ajustements apportés et sur le référencement.</text:p>
      <text:p text:style-name="P1"/>
      <text:p text:style-name="P1">Elle se déroule en plusieurs étapes :</text:p>
      <text:p text:style-name="P1">- <text:span text:style-name="T1">Interview de satisfaction,</text:span></text:p>
      <text:p text:style-name="P1">- <text:span text:style-name="T1">Proposition des contrats de maintenances et de communications.</text:span></text:p>
      <text:p text:style-name="P1"/>
      <text:p text:style-name="P1">Objectifs :</text:p>
      <text:p text:style-name="P1">- <text:span text:style-name="T2">Assurer la relation client,</text:span></text:p>
      <text:p text:style-name="P1">- <text:span text:style-name="T4">Obtenir le feedback sur le projet (points forts et points à améliorer),</text:span></text:p>
      <text:p text:style-name="P1">- <text:span text:style-name="T4">Garder le client pour un contrat de maintenance et de communication.</text:span></text:p>
      <text:p text:style-name="P1"/>
      <text:p text:style-name="P1">Préparatifs à demander au client :</text:p>
      <text:p text:style-name="P1">...</text:p>
      <text:p text:style-name="P1"/>
      <text:p text:style-name="P1">Documents à apporter <text:span text:style-name="T3">(en annexe de ce texte)</text:span> :</text:p>
      <text:p text:style-name="P1">- <text:span text:style-name="T5">Contrats de maintenance et de communic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8S</meta:editing-duration>
    <meta:editing-cycles>7</meta:editing-cycles>
    <meta:generator>LibreOffice/5.1.6.2$Windows_x86 LibreOffice_project/07ac168c60a517dba0f0d7bc7540f5afa45f0909</meta:generator>
    <dc:date>2017-01-09T10:02:45.179000000</dc:date>
    <meta:document-statistic meta:table-count="0" meta:image-count="0" meta:object-count="0" meta:page-count="1" meta:paragraph-count="13" meta:word-count="106" meta:character-count="615" meta:non-whitespace-character-count="522"/>
    <meta:user-defined meta:name="Info 1"/>
    <meta:user-defined meta:name="Info 2"/>
    <meta:user-defined meta:name="Info 3"/>
    <meta:user-defined meta:name="Info 4"/>
  </office:meta>
</office:document-meta>
</file>